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none" draw:fill="solid" draw:fill-color="#c00000"/>
    </style:style>
    <style:style style:name="gr6" style:family="graphic" style:parent-style-name="standard">
      <style:graphic-properties draw:stroke="none" draw:fill="solid" draw:fill-color="#0070c0"/>
    </style:style>
    <style:style style:name="gr7" style:family="graphic" style:parent-style-name="standard">
      <style:graphic-properties draw:stroke="none" draw:fill="solid" draw:fill-color="#d9d9d9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solid" svg:stroke-width="0.037cm" svg:stroke-color="#ffffff" draw:stroke-linejoin="round" svg:stroke-linecap="round" draw:fill="solid" draw:fill-color="#f2f2f2" fo:padding-top="0.018cm" fo:padding-bottom="0.018cm" fo:padding-left="0.018cm" fo:padding-right="0.018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c00000"/>
    </style:style>
    <style:style style:name="P5" style:family="paragraph">
      <loext:graphic-properties draw:fill="solid" draw:fill-color="#0070c0"/>
    </style:style>
    <style:style style:name="P6" style:family="paragraph">
      <loext:graphic-properties draw:fill="solid" draw:fill-color="#d9d9d9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solid" draw:fill-color="#f2f2f2"/>
    </style:style>
    <style:style style:name="T1" style:family="text">
      <style:text-properties fo:color="#1a1a1a" style:font-name="Helvetica1" fo:font-size="11pt" style:font-size-asian="11pt" style:font-name-complex="Helvetica1" style:font-size-complex="11pt"/>
    </style:style>
    <style:style style:name="T2" style:family="text">
      <style:text-properties fo:color="#4d4d4d" style:font-name="Helvetica1" fo:font-size="13pt" style:font-size-asian="13pt" style:font-name-complex="Helvetica1" style:font-size-complex="13pt"/>
    </style:style>
    <style:style style:name="T3" style:family="text">
      <style:text-properties fo:color="#4d4d4d" style:font-name="Helvetica1" fo:font-size="14pt" style:font-size-asian="14pt" style:font-name-complex="Helvetica1" style:font-size-complex="14pt"/>
    </style:style>
    <style:style style:name="T4" style:family="text">
      <style:text-properties fo:color="#000000" style:font-name="Helvetica1" fo:font-size="14pt" style:font-size-asian="14pt" style:font-name-complex="Helvetica1" style:font-size-complex="14pt"/>
    </style:style>
    <style:style style:name="T5" style:family="text">
      <style:text-properties fo:color="#000000" style:font-name="Helvetica1" fo:font-size="11pt" style:font-size-asian="11pt" style:font-name-complex="Helvetica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0.48cm" svg:height="17.78cm" svg:x="0cm" svg:y="0cm" svg:viewBox="0 0 30481 17781" draw:points="0,17781 30481,17781 30481,0 0,0">
          <text:p/>
        </draw:polygon>
        <draw:polygon draw:style-name="gr2" draw:text-style-name="P2" draw:layer="layout" svg:width="9.388cm" svg:height="6.657cm" svg:x="1.735cm" svg:y="0.874cm" svg:viewBox="0 0 9389 6658" draw:points="0,6658 9389,6658 9389,0 0,0">
          <text:p/>
        </draw:polygon>
        <draw:line draw:style-name="gr3" draw:text-style-name="P3" draw:layer="layout" svg:x1="1.735cm" svg:y1="6.472cm" svg:x2="11.123cm" svg:y2="6.472cm">
          <text:p/>
        </draw:line>
        <draw:line draw:style-name="gr3" draw:text-style-name="P3" draw:layer="layout" svg:x1="1.735cm" svg:y1="4.959cm" svg:x2="11.123cm" svg:y2="4.959cm">
          <text:p/>
        </draw:line>
        <draw:line draw:style-name="gr3" draw:text-style-name="P3" draw:layer="layout" svg:x1="1.735cm" svg:y1="3.446cm" svg:x2="11.123cm" svg:y2="3.446cm">
          <text:p/>
        </draw:line>
        <draw:line draw:style-name="gr3" draw:text-style-name="P3" draw:layer="layout" svg:x1="1.735cm" svg:y1="1.933cm" svg:x2="11.123cm" svg:y2="1.933cm">
          <text:p/>
        </draw:line>
        <draw:line draw:style-name="gr4" draw:text-style-name="P3" draw:layer="layout" svg:x1="1.735cm" svg:y1="7.229cm" svg:x2="11.123cm" svg:y2="7.229cm">
          <text:p/>
        </draw:line>
        <draw:line draw:style-name="gr4" draw:text-style-name="P3" draw:layer="layout" svg:x1="1.735cm" svg:y1="5.716cm" svg:x2="11.123cm" svg:y2="5.716cm">
          <text:p/>
        </draw:line>
        <draw:line draw:style-name="gr4" draw:text-style-name="P3" draw:layer="layout" svg:x1="1.735cm" svg:y1="4.202cm" svg:x2="11.123cm" svg:y2="4.202cm">
          <text:p/>
        </draw:line>
        <draw:line draw:style-name="gr4" draw:text-style-name="P3" draw:layer="layout" svg:x1="1.735cm" svg:y1="2.689cm" svg:x2="11.123cm" svg:y2="2.689cm">
          <text:p/>
        </draw:line>
        <draw:line draw:style-name="gr4" draw:text-style-name="P3" draw:layer="layout" svg:x1="1.735cm" svg:y1="1.176cm" svg:x2="11.123cm" svg:y2="1.176cm">
          <text:p/>
        </draw:line>
        <draw:line draw:style-name="gr4" draw:text-style-name="P3" draw:layer="layout" svg:x1="3.076cm" svg:y1="7.531cm" svg:x2="3.076cm" svg:y2="0.874cm">
          <text:p/>
        </draw:line>
        <draw:line draw:style-name="gr4" draw:text-style-name="P3" draw:layer="layout" svg:x1="5.311cm" svg:y1="7.531cm" svg:x2="5.311cm" svg:y2="0.874cm">
          <text:p/>
        </draw:line>
        <draw:line draw:style-name="gr4" draw:text-style-name="P3" draw:layer="layout" svg:x1="7.547cm" svg:y1="7.531cm" svg:x2="7.547cm" svg:y2="0.874cm">
          <text:p/>
        </draw:line>
        <draw:line draw:style-name="gr4" draw:text-style-name="P3" draw:layer="layout" svg:x1="9.782cm" svg:y1="7.531cm" svg:x2="9.782cm" svg:y2="0.874cm">
          <text:p/>
        </draw:line>
        <draw:polygon draw:style-name="gr5" draw:text-style-name="P4" draw:layer="layout" svg:width="2.012cm" svg:height="5.84cm" svg:x="2.07cm" svg:y="1.389cm" svg:viewBox="0 0 2013 5841" draw:points="0,5841 2013,5841 2013,0 0,0">
          <text:p/>
        </draw:polygon>
        <draw:polygon draw:style-name="gr6" draw:text-style-name="P5" draw:layer="layout" svg:width="2.012cm" svg:height="0.213cm" svg:x="2.07cm" svg:y="1.176cm" svg:viewBox="0 0 2013 214" draw:points="0,214 2013,214 2013,0 0,0">
          <text:p/>
        </draw:polygon>
        <draw:polygon draw:style-name="gr5" draw:text-style-name="P4" draw:layer="layout" svg:width="2.011cm" svg:height="5.721cm" svg:x="4.306cm" svg:y="1.508cm" svg:viewBox="0 0 2012 5722" draw:points="0,5722 2012,5722 2012,0 0,0">
          <text:p/>
        </draw:polygon>
        <draw:polygon draw:style-name="gr6" draw:text-style-name="P5" draw:layer="layout" svg:width="2.011cm" svg:height="0.332cm" svg:x="4.306cm" svg:y="1.176cm" svg:viewBox="0 0 2012 333" draw:points="0,333 2012,333 2012,0 0,0">
          <text:p/>
        </draw:polygon>
        <draw:polygon draw:style-name="gr5" draw:text-style-name="P4" draw:layer="layout" svg:width="2.012cm" svg:height="5.701cm" svg:x="6.541cm" svg:y="1.528cm" svg:viewBox="0 0 2013 5702" draw:points="0,5702 2013,5702 2013,0 0,0">
          <text:p/>
        </draw:polygon>
        <draw:polygon draw:style-name="gr6" draw:text-style-name="P5" draw:layer="layout" svg:width="2.012cm" svg:height="0.352cm" svg:x="6.541cm" svg:y="1.176cm" svg:viewBox="0 0 2013 353" draw:points="0,353 2013,353 2013,0 0,0">
          <text:p/>
        </draw:polygon>
        <draw:polygon draw:style-name="gr5" draw:text-style-name="P4" draw:layer="layout" svg:width="2.012cm" svg:height="5.511cm" svg:x="8.776cm" svg:y="1.718cm" svg:viewBox="0 0 2013 5512" draw:points="0,5512 2013,5512 2013,0 0,0">
          <text:p/>
        </draw:polygon>
        <draw:polygon draw:style-name="gr6" draw:text-style-name="P5" draw:layer="layout" svg:width="2.012cm" svg:height="0.541cm" svg:x="8.776cm" svg:y="1.176cm" svg:viewBox="0 0 2013 542" draw:points="0,542 2013,542 2013,0 0,0">
          <text:p/>
        </draw:polygon>
        <draw:polygon draw:style-name="gr2" draw:text-style-name="P2" draw:layer="layout" svg:width="9.388cm" svg:height="6.658cm" svg:x="1.735cm" svg:y="8.405cm" svg:viewBox="0 0 9389 6659" draw:points="0,6659 9389,6659 9389,0 0,0">
          <text:p/>
        </draw:polygon>
        <draw:line draw:style-name="gr3" draw:text-style-name="P3" draw:layer="layout" svg:x1="1.735cm" svg:y1="14.003cm" svg:x2="11.123cm" svg:y2="14.003cm">
          <text:p/>
        </draw:line>
        <draw:line draw:style-name="gr3" draw:text-style-name="P3" draw:layer="layout" svg:x1="1.735cm" svg:y1="12.491cm" svg:x2="11.123cm" svg:y2="12.491cm">
          <text:p/>
        </draw:line>
        <draw:line draw:style-name="gr3" draw:text-style-name="P3" draw:layer="layout" svg:x1="1.735cm" svg:y1="10.978cm" svg:x2="11.123cm" svg:y2="10.978cm">
          <text:p/>
        </draw:line>
        <draw:line draw:style-name="gr3" draw:text-style-name="P3" draw:layer="layout" svg:x1="1.735cm" svg:y1="9.465cm" svg:x2="11.123cm" svg:y2="9.465cm">
          <text:p/>
        </draw:line>
        <draw:line draw:style-name="gr4" draw:text-style-name="P3" draw:layer="layout" svg:x1="1.735cm" svg:y1="14.76cm" svg:x2="11.123cm" svg:y2="14.76cm">
          <text:p/>
        </draw:line>
        <draw:line draw:style-name="gr4" draw:text-style-name="P3" draw:layer="layout" svg:x1="1.735cm" svg:y1="13.247cm" svg:x2="11.123cm" svg:y2="13.247cm">
          <text:p/>
        </draw:line>
        <draw:line draw:style-name="gr4" draw:text-style-name="P3" draw:layer="layout" svg:x1="1.735cm" svg:y1="11.734cm" svg:x2="11.123cm" svg:y2="11.734cm">
          <text:p/>
        </draw:line>
        <draw:line draw:style-name="gr4" draw:text-style-name="P3" draw:layer="layout" svg:x1="1.735cm" svg:y1="10.221cm" svg:x2="11.123cm" svg:y2="10.221cm">
          <text:p/>
        </draw:line>
        <draw:line draw:style-name="gr4" draw:text-style-name="P3" draw:layer="layout" svg:x1="1.735cm" svg:y1="8.708cm" svg:x2="11.123cm" svg:y2="8.708cm">
          <text:p/>
        </draw:line>
        <draw:line draw:style-name="gr4" draw:text-style-name="P3" draw:layer="layout" svg:x1="3.076cm" svg:y1="15.063cm" svg:x2="3.076cm" svg:y2="8.405cm">
          <text:p/>
        </draw:line>
        <draw:line draw:style-name="gr4" draw:text-style-name="P3" draw:layer="layout" svg:x1="5.311cm" svg:y1="15.063cm" svg:x2="5.311cm" svg:y2="8.405cm">
          <text:p/>
        </draw:line>
        <draw:line draw:style-name="gr4" draw:text-style-name="P3" draw:layer="layout" svg:x1="7.547cm" svg:y1="15.063cm" svg:x2="7.547cm" svg:y2="8.405cm">
          <text:p/>
        </draw:line>
        <draw:line draw:style-name="gr4" draw:text-style-name="P3" draw:layer="layout" svg:x1="9.782cm" svg:y1="15.063cm" svg:x2="9.782cm" svg:y2="8.405cm">
          <text:p/>
        </draw:line>
        <draw:polygon draw:style-name="gr5" draw:text-style-name="P4" draw:layer="layout" svg:width="2.012cm" svg:height="5.036cm" svg:x="2.07cm" svg:y="9.724cm" svg:viewBox="0 0 2013 5037" draw:points="0,5037 2013,5037 2013,0 0,0">
          <text:p/>
        </draw:polygon>
        <draw:polygon draw:style-name="gr6" draw:text-style-name="P5" draw:layer="layout" svg:width="2.012cm" svg:height="1.016cm" svg:x="2.07cm" svg:y="8.708cm" svg:viewBox="0 0 2013 1017" draw:points="0,1017 2013,1017 2013,0 0,0">
          <text:p/>
        </draw:polygon>
        <draw:polygon draw:style-name="gr5" draw:text-style-name="P4" draw:layer="layout" svg:width="2.011cm" svg:height="5.348cm" svg:x="4.306cm" svg:y="9.412cm" svg:viewBox="0 0 2012 5349" draw:points="0,5349 2012,5349 2012,0 0,0">
          <text:p/>
        </draw:polygon>
        <draw:polygon draw:style-name="gr6" draw:text-style-name="P5" draw:layer="layout" svg:width="2.011cm" svg:height="0.704cm" svg:x="4.306cm" svg:y="8.708cm" svg:viewBox="0 0 2012 705" draw:points="0,705 2012,705 2012,0 0,0">
          <text:p/>
        </draw:polygon>
        <draw:polygon draw:style-name="gr5" draw:text-style-name="P4" draw:layer="layout" svg:width="2.012cm" svg:height="4.511cm" svg:x="6.541cm" svg:y="10.249cm" svg:viewBox="0 0 2013 4512" draw:points="0,4512 2013,4512 2013,0 0,0">
          <text:p/>
        </draw:polygon>
        <draw:polygon draw:style-name="gr6" draw:text-style-name="P5" draw:layer="layout" svg:width="2.012cm" svg:height="1.54cm" svg:x="6.541cm" svg:y="8.708cm" svg:viewBox="0 0 2013 1541" draw:points="0,1541 2013,1541 2013,0 0,0">
          <text:p/>
        </draw:polygon>
        <draw:polygon draw:style-name="gr5" draw:text-style-name="P4" draw:layer="layout" svg:width="2.012cm" svg:height="4.949cm" svg:x="8.776cm" svg:y="9.811cm" svg:viewBox="0 0 2013 4950" draw:points="0,4950 2013,4950 2013,0 0,0">
          <text:p/>
        </draw:polygon>
        <draw:polygon draw:style-name="gr6" draw:text-style-name="P5" draw:layer="layout" svg:width="2.012cm" svg:height="1.102cm" svg:x="8.776cm" svg:y="8.708cm" svg:viewBox="0 0 2013 1103" draw:points="0,1103 2013,1103 2013,0 0,0">
          <text:p/>
        </draw:polygon>
        <draw:polygon draw:style-name="gr2" draw:text-style-name="P2" draw:layer="layout" svg:width="9.388cm" svg:height="6.657cm" svg:x="11.317cm" svg:y="0.874cm" svg:viewBox="0 0 9389 6658" draw:points="0,6658 9389,6658 9389,0 0,0">
          <text:p/>
        </draw:polygon>
        <draw:line draw:style-name="gr3" draw:text-style-name="P3" draw:layer="layout" svg:x1="11.317cm" svg:y1="6.472cm" svg:x2="20.705cm" svg:y2="6.472cm">
          <text:p/>
        </draw:line>
        <draw:line draw:style-name="gr3" draw:text-style-name="P3" draw:layer="layout" svg:x1="11.317cm" svg:y1="4.959cm" svg:x2="20.705cm" svg:y2="4.959cm">
          <text:p/>
        </draw:line>
        <draw:line draw:style-name="gr3" draw:text-style-name="P3" draw:layer="layout" svg:x1="11.317cm" svg:y1="3.446cm" svg:x2="20.705cm" svg:y2="3.446cm">
          <text:p/>
        </draw:line>
        <draw:line draw:style-name="gr3" draw:text-style-name="P3" draw:layer="layout" svg:x1="11.317cm" svg:y1="1.933cm" svg:x2="20.705cm" svg:y2="1.933cm">
          <text:p/>
        </draw:line>
        <draw:line draw:style-name="gr4" draw:text-style-name="P3" draw:layer="layout" svg:x1="11.317cm" svg:y1="7.229cm" svg:x2="20.705cm" svg:y2="7.229cm">
          <text:p/>
        </draw:line>
        <draw:line draw:style-name="gr4" draw:text-style-name="P3" draw:layer="layout" svg:x1="11.317cm" svg:y1="5.716cm" svg:x2="20.705cm" svg:y2="5.716cm">
          <text:p/>
        </draw:line>
        <draw:line draw:style-name="gr4" draw:text-style-name="P3" draw:layer="layout" svg:x1="11.317cm" svg:y1="4.202cm" svg:x2="20.705cm" svg:y2="4.202cm">
          <text:p/>
        </draw:line>
        <draw:line draw:style-name="gr4" draw:text-style-name="P3" draw:layer="layout" svg:x1="11.317cm" svg:y1="2.689cm" svg:x2="20.705cm" svg:y2="2.689cm">
          <text:p/>
        </draw:line>
        <draw:line draw:style-name="gr4" draw:text-style-name="P3" draw:layer="layout" svg:x1="11.317cm" svg:y1="1.176cm" svg:x2="20.705cm" svg:y2="1.176cm">
          <text:p/>
        </draw:line>
        <draw:line draw:style-name="gr4" draw:text-style-name="P3" draw:layer="layout" svg:x1="12.658cm" svg:y1="7.531cm" svg:x2="12.658cm" svg:y2="0.874cm">
          <text:p/>
        </draw:line>
        <draw:line draw:style-name="gr4" draw:text-style-name="P3" draw:layer="layout" svg:x1="14.893cm" svg:y1="7.531cm" svg:x2="14.893cm" svg:y2="0.874cm">
          <text:p/>
        </draw:line>
        <draw:line draw:style-name="gr4" draw:text-style-name="P3" draw:layer="layout" svg:x1="17.128cm" svg:y1="7.531cm" svg:x2="17.128cm" svg:y2="0.874cm">
          <text:p/>
        </draw:line>
        <draw:line draw:style-name="gr4" draw:text-style-name="P3" draw:layer="layout" svg:x1="19.363cm" svg:y1="7.531cm" svg:x2="19.363cm" svg:y2="0.874cm">
          <text:p/>
        </draw:line>
        <draw:polygon draw:style-name="gr5" draw:text-style-name="P4" draw:layer="layout" svg:width="2.012cm" svg:height="5.199cm" svg:x="11.652cm" svg:y="2.03cm" svg:viewBox="0 0 2013 5200" draw:points="0,5200 2013,5200 2013,0 0,0">
          <text:p/>
        </draw:polygon>
        <draw:polygon draw:style-name="gr6" draw:text-style-name="P5" draw:layer="layout" svg:width="2.012cm" svg:height="0.854cm" svg:x="11.652cm" svg:y="1.176cm" svg:viewBox="0 0 2013 855" draw:points="0,855 2013,855 2013,0 0,0">
          <text:p/>
        </draw:polygon>
        <draw:polygon draw:style-name="gr5" draw:text-style-name="P4" draw:layer="layout" svg:width="2.012cm" svg:height="4.607cm" svg:x="13.887cm" svg:y="2.622cm" svg:viewBox="0 0 2013 4608" draw:points="0,4608 2013,4608 2013,0 0,0">
          <text:p/>
        </draw:polygon>
        <draw:polygon draw:style-name="gr6" draw:text-style-name="P5" draw:layer="layout" svg:width="2.012cm" svg:height="1.446cm" svg:x="13.887cm" svg:y="1.176cm" svg:viewBox="0 0 2013 1447" draw:points="0,1447 2013,1447 2013,0 0,0">
          <text:p/>
        </draw:polygon>
        <draw:polygon draw:style-name="gr5" draw:text-style-name="P4" draw:layer="layout" svg:width="2.011cm" svg:height="4.736cm" svg:x="16.123cm" svg:y="2.493cm" svg:viewBox="0 0 2012 4737" draw:points="0,4737 2012,4737 2012,0 0,0">
          <text:p/>
        </draw:polygon>
        <draw:polygon draw:style-name="gr6" draw:text-style-name="P5" draw:layer="layout" svg:width="2.011cm" svg:height="1.316cm" svg:x="16.123cm" svg:y="1.176cm" svg:viewBox="0 0 2012 1317" draw:points="0,1317 2012,1317 2012,0 0,0">
          <text:p/>
        </draw:polygon>
        <draw:polygon draw:style-name="gr5" draw:text-style-name="P4" draw:layer="layout" svg:width="2.012cm" svg:height="3.953cm" svg:x="18.358cm" svg:y="3.276cm" svg:viewBox="0 0 2013 3954" draw:points="0,3954 2013,3954 2013,0 0,0">
          <text:p/>
        </draw:polygon>
        <draw:polygon draw:style-name="gr6" draw:text-style-name="P5" draw:layer="layout" svg:width="2.012cm" svg:height="2.1cm" svg:x="18.358cm" svg:y="1.176cm" svg:viewBox="0 0 2013 2101" draw:points="0,2101 2013,2101 2013,0 0,0">
          <text:p/>
        </draw:polygon>
        <draw:polygon draw:style-name="gr2" draw:text-style-name="P2" draw:layer="layout" svg:width="9.388cm" svg:height="6.658cm" svg:x="11.317cm" svg:y="8.405cm" svg:viewBox="0 0 9389 6659" draw:points="0,6659 9389,6659 9389,0 0,0">
          <text:p/>
        </draw:polygon>
        <draw:line draw:style-name="gr3" draw:text-style-name="P3" draw:layer="layout" svg:x1="11.317cm" svg:y1="14.003cm" svg:x2="20.705cm" svg:y2="14.003cm">
          <text:p/>
        </draw:line>
        <draw:line draw:style-name="gr3" draw:text-style-name="P3" draw:layer="layout" svg:x1="11.317cm" svg:y1="12.491cm" svg:x2="20.705cm" svg:y2="12.491cm">
          <text:p/>
        </draw:line>
        <draw:line draw:style-name="gr3" draw:text-style-name="P3" draw:layer="layout" svg:x1="11.317cm" svg:y1="10.978cm" svg:x2="20.705cm" svg:y2="10.978cm">
          <text:p/>
        </draw:line>
        <draw:line draw:style-name="gr3" draw:text-style-name="P3" draw:layer="layout" svg:x1="11.317cm" svg:y1="9.465cm" svg:x2="20.705cm" svg:y2="9.465cm">
          <text:p/>
        </draw:line>
        <draw:line draw:style-name="gr4" draw:text-style-name="P3" draw:layer="layout" svg:x1="11.317cm" svg:y1="14.76cm" svg:x2="20.705cm" svg:y2="14.76cm">
          <text:p/>
        </draw:line>
        <draw:line draw:style-name="gr4" draw:text-style-name="P3" draw:layer="layout" svg:x1="11.317cm" svg:y1="13.247cm" svg:x2="20.705cm" svg:y2="13.247cm">
          <text:p/>
        </draw:line>
        <draw:line draw:style-name="gr4" draw:text-style-name="P3" draw:layer="layout" svg:x1="11.317cm" svg:y1="11.734cm" svg:x2="20.705cm" svg:y2="11.734cm">
          <text:p/>
        </draw:line>
        <draw:line draw:style-name="gr4" draw:text-style-name="P3" draw:layer="layout" svg:x1="11.317cm" svg:y1="10.221cm" svg:x2="20.705cm" svg:y2="10.221cm">
          <text:p/>
        </draw:line>
        <draw:line draw:style-name="gr4" draw:text-style-name="P3" draw:layer="layout" svg:x1="11.317cm" svg:y1="8.708cm" svg:x2="20.705cm" svg:y2="8.708cm">
          <text:p/>
        </draw:line>
        <draw:line draw:style-name="gr4" draw:text-style-name="P3" draw:layer="layout" svg:x1="12.658cm" svg:y1="15.063cm" svg:x2="12.658cm" svg:y2="8.405cm">
          <text:p/>
        </draw:line>
        <draw:line draw:style-name="gr4" draw:text-style-name="P3" draw:layer="layout" svg:x1="14.893cm" svg:y1="15.063cm" svg:x2="14.893cm" svg:y2="8.405cm">
          <text:p/>
        </draw:line>
        <draw:line draw:style-name="gr4" draw:text-style-name="P3" draw:layer="layout" svg:x1="17.128cm" svg:y1="15.063cm" svg:x2="17.128cm" svg:y2="8.405cm">
          <text:p/>
        </draw:line>
        <draw:line draw:style-name="gr4" draw:text-style-name="P3" draw:layer="layout" svg:x1="19.363cm" svg:y1="15.063cm" svg:x2="19.363cm" svg:y2="8.405cm">
          <text:p/>
        </draw:line>
        <draw:polygon draw:style-name="gr5" draw:text-style-name="P4" draw:layer="layout" svg:width="2.012cm" svg:height="5.477cm" svg:x="11.652cm" svg:y="9.283cm" svg:viewBox="0 0 2013 5478" draw:points="0,5478 2013,5478 2013,0 0,0">
          <text:p/>
        </draw:polygon>
        <draw:polygon draw:style-name="gr6" draw:text-style-name="P5" draw:layer="layout" svg:width="2.012cm" svg:height="0.575cm" svg:x="11.652cm" svg:y="8.708cm" svg:viewBox="0 0 2013 576" draw:points="0,576 2013,576 2013,0 0,0">
          <text:p/>
        </draw:polygon>
        <draw:polygon draw:style-name="gr5" draw:text-style-name="P4" draw:layer="layout" svg:width="2.012cm" svg:height="5.771cm" svg:x="13.887cm" svg:y="8.989cm" svg:viewBox="0 0 2013 5772" draw:points="0,5772 2013,5772 2013,0 0,0">
          <text:p/>
        </draw:polygon>
        <draw:polygon draw:style-name="gr6" draw:text-style-name="P5" draw:layer="layout" svg:width="2.012cm" svg:height="0.281cm" svg:x="13.887cm" svg:y="8.708cm" svg:viewBox="0 0 2013 282" draw:points="0,282 2013,282 2013,0 0,0">
          <text:p/>
        </draw:polygon>
        <draw:polygon draw:style-name="gr5" draw:text-style-name="P4" draw:layer="layout" svg:width="2.011cm" svg:height="5.139cm" svg:x="16.123cm" svg:y="9.621cm" svg:viewBox="0 0 2012 5140" draw:points="0,5140 2012,5140 2012,0 0,0">
          <text:p/>
        </draw:polygon>
        <draw:polygon draw:style-name="gr6" draw:text-style-name="P5" draw:layer="layout" svg:width="2.011cm" svg:height="0.913cm" svg:x="16.123cm" svg:y="8.708cm" svg:viewBox="0 0 2012 914" draw:points="0,914 2012,914 2012,0 0,0">
          <text:p/>
        </draw:polygon>
        <draw:polygon draw:style-name="gr5" draw:text-style-name="P4" draw:layer="layout" svg:width="2.012cm" svg:height="5.591cm" svg:x="18.358cm" svg:y="9.169cm" svg:viewBox="0 0 2013 5592" draw:points="0,5592 2013,5592 2013,0 0,0">
          <text:p/>
        </draw:polygon>
        <draw:polygon draw:style-name="gr6" draw:text-style-name="P5" draw:layer="layout" svg:width="2.012cm" svg:height="0.461cm" svg:x="18.358cm" svg:y="8.708cm" svg:viewBox="0 0 2013 462" draw:points="0,462 2013,462 2013,0 0,0">
          <text:p/>
        </draw:polygon>
        <draw:polygon draw:style-name="gr2" draw:text-style-name="P2" draw:layer="layout" svg:width="9.388cm" svg:height="6.657cm" svg:x="20.898cm" svg:y="0.874cm" svg:viewBox="0 0 9389 6658" draw:points="0,6658 9389,6658 9389,0 0,0">
          <text:p/>
        </draw:polygon>
        <draw:line draw:style-name="gr3" draw:text-style-name="P3" draw:layer="layout" svg:x1="20.898cm" svg:y1="6.472cm" svg:x2="30.286cm" svg:y2="6.472cm">
          <text:p/>
        </draw:line>
        <draw:line draw:style-name="gr3" draw:text-style-name="P3" draw:layer="layout" svg:x1="20.898cm" svg:y1="4.959cm" svg:x2="30.286cm" svg:y2="4.959cm">
          <text:p/>
        </draw:line>
        <draw:line draw:style-name="gr3" draw:text-style-name="P3" draw:layer="layout" svg:x1="20.898cm" svg:y1="3.446cm" svg:x2="30.286cm" svg:y2="3.446cm">
          <text:p/>
        </draw:line>
        <draw:line draw:style-name="gr3" draw:text-style-name="P3" draw:layer="layout" svg:x1="20.898cm" svg:y1="1.933cm" svg:x2="30.286cm" svg:y2="1.933cm">
          <text:p/>
        </draw:line>
        <draw:line draw:style-name="gr4" draw:text-style-name="P3" draw:layer="layout" svg:x1="20.898cm" svg:y1="7.229cm" svg:x2="30.286cm" svg:y2="7.229cm">
          <text:p/>
        </draw:line>
        <draw:line draw:style-name="gr4" draw:text-style-name="P3" draw:layer="layout" svg:x1="20.898cm" svg:y1="5.716cm" svg:x2="30.286cm" svg:y2="5.716cm">
          <text:p/>
        </draw:line>
        <draw:line draw:style-name="gr4" draw:text-style-name="P3" draw:layer="layout" svg:x1="20.898cm" svg:y1="4.202cm" svg:x2="30.286cm" svg:y2="4.202cm">
          <text:p/>
        </draw:line>
        <draw:line draw:style-name="gr4" draw:text-style-name="P3" draw:layer="layout" svg:x1="20.898cm" svg:y1="2.689cm" svg:x2="30.286cm" svg:y2="2.689cm">
          <text:p/>
        </draw:line>
        <draw:line draw:style-name="gr4" draw:text-style-name="P3" draw:layer="layout" svg:x1="20.898cm" svg:y1="1.176cm" svg:x2="30.286cm" svg:y2="1.176cm">
          <text:p/>
        </draw:line>
        <draw:line draw:style-name="gr4" draw:text-style-name="P3" draw:layer="layout" svg:x1="22.239cm" svg:y1="7.531cm" svg:x2="22.239cm" svg:y2="0.874cm">
          <text:p/>
        </draw:line>
        <draw:line draw:style-name="gr4" draw:text-style-name="P3" draw:layer="layout" svg:x1="24.475cm" svg:y1="7.531cm" svg:x2="24.475cm" svg:y2="0.874cm">
          <text:p/>
        </draw:line>
        <draw:line draw:style-name="gr4" draw:text-style-name="P3" draw:layer="layout" svg:x1="26.71cm" svg:y1="7.531cm" svg:x2="26.71cm" svg:y2="0.874cm">
          <text:p/>
        </draw:line>
        <draw:line draw:style-name="gr4" draw:text-style-name="P3" draw:layer="layout" svg:x1="28.945cm" svg:y1="7.531cm" svg:x2="28.945cm" svg:y2="0.874cm">
          <text:p/>
        </draw:line>
        <draw:polygon draw:style-name="gr5" draw:text-style-name="P4" draw:layer="layout" svg:width="2.012cm" svg:height="5.225cm" svg:x="21.233cm" svg:y="2.004cm" svg:viewBox="0 0 2013 5226" draw:points="0,5226 2013,5226 2013,0 0,0">
          <text:p/>
        </draw:polygon>
        <draw:polygon draw:style-name="gr6" draw:text-style-name="P5" draw:layer="layout" svg:width="2.012cm" svg:height="0.828cm" svg:x="21.233cm" svg:y="1.176cm" svg:viewBox="0 0 2013 829" draw:points="0,829 2013,829 2013,0 0,0">
          <text:p/>
        </draw:polygon>
        <draw:polygon draw:style-name="gr5" draw:text-style-name="P4" draw:layer="layout" svg:width="2.012cm" svg:height="4.773cm" svg:x="25.704cm" svg:y="2.456cm" svg:viewBox="0 0 2013 4774" draw:points="0,4774 2013,4774 2013,0 0,0">
          <text:p/>
        </draw:polygon>
        <draw:polygon draw:style-name="gr6" draw:text-style-name="P5" draw:layer="layout" svg:width="2.012cm" svg:height="1.28cm" svg:x="25.704cm" svg:y="1.176cm" svg:viewBox="0 0 2013 1281" draw:points="0,1281 2013,1281 2013,0 0,0">
          <text:p/>
        </draw:polygon>
        <draw:polygon draw:style-name="gr2" draw:text-style-name="P2" draw:layer="layout" svg:width="9.388cm" svg:height="6.658cm" svg:x="20.898cm" svg:y="8.405cm" svg:viewBox="0 0 9389 6659" draw:points="0,6659 9389,6659 9389,0 0,0">
          <text:p/>
        </draw:polygon>
        <draw:line draw:style-name="gr3" draw:text-style-name="P3" draw:layer="layout" svg:x1="20.898cm" svg:y1="14.003cm" svg:x2="30.286cm" svg:y2="14.003cm">
          <text:p/>
        </draw:line>
        <draw:line draw:style-name="gr3" draw:text-style-name="P3" draw:layer="layout" svg:x1="20.898cm" svg:y1="12.491cm" svg:x2="30.286cm" svg:y2="12.491cm">
          <text:p/>
        </draw:line>
        <draw:line draw:style-name="gr3" draw:text-style-name="P3" draw:layer="layout" svg:x1="20.898cm" svg:y1="10.978cm" svg:x2="30.286cm" svg:y2="10.978cm">
          <text:p/>
        </draw:line>
        <draw:line draw:style-name="gr3" draw:text-style-name="P3" draw:layer="layout" svg:x1="20.898cm" svg:y1="9.465cm" svg:x2="30.286cm" svg:y2="9.465cm">
          <text:p/>
        </draw:line>
        <draw:line draw:style-name="gr4" draw:text-style-name="P3" draw:layer="layout" svg:x1="20.898cm" svg:y1="14.76cm" svg:x2="30.286cm" svg:y2="14.76cm">
          <text:p/>
        </draw:line>
        <draw:line draw:style-name="gr4" draw:text-style-name="P3" draw:layer="layout" svg:x1="20.898cm" svg:y1="13.247cm" svg:x2="30.286cm" svg:y2="13.247cm">
          <text:p/>
        </draw:line>
        <draw:line draw:style-name="gr4" draw:text-style-name="P3" draw:layer="layout" svg:x1="20.898cm" svg:y1="11.734cm" svg:x2="30.286cm" svg:y2="11.734cm">
          <text:p/>
        </draw:line>
        <draw:line draw:style-name="gr4" draw:text-style-name="P3" draw:layer="layout" svg:x1="20.898cm" svg:y1="10.221cm" svg:x2="30.286cm" svg:y2="10.221cm">
          <text:p/>
        </draw:line>
        <draw:line draw:style-name="gr4" draw:text-style-name="P3" draw:layer="layout" svg:x1="20.898cm" svg:y1="8.708cm" svg:x2="30.286cm" svg:y2="8.708cm">
          <text:p/>
        </draw:line>
        <draw:line draw:style-name="gr4" draw:text-style-name="P3" draw:layer="layout" svg:x1="22.239cm" svg:y1="15.063cm" svg:x2="22.239cm" svg:y2="8.405cm">
          <text:p/>
        </draw:line>
        <draw:line draw:style-name="gr4" draw:text-style-name="P3" draw:layer="layout" svg:x1="24.475cm" svg:y1="15.063cm" svg:x2="24.475cm" svg:y2="8.405cm">
          <text:p/>
        </draw:line>
        <draw:line draw:style-name="gr4" draw:text-style-name="P3" draw:layer="layout" svg:x1="26.71cm" svg:y1="15.063cm" svg:x2="26.71cm" svg:y2="8.405cm">
          <text:p/>
        </draw:line>
        <draw:line draw:style-name="gr4" draw:text-style-name="P3" draw:layer="layout" svg:x1="28.945cm" svg:y1="15.063cm" svg:x2="28.945cm" svg:y2="8.405cm">
          <text:p/>
        </draw:line>
        <draw:polygon draw:style-name="gr5" draw:text-style-name="P4" draw:layer="layout" svg:width="2.012cm" svg:height="5.345cm" svg:x="21.233cm" svg:y="9.415cm" svg:viewBox="0 0 2013 5346" draw:points="0,5346 2013,5346 2013,0 0,0">
          <text:p/>
        </draw:polygon>
        <draw:polygon draw:style-name="gr6" draw:text-style-name="P5" draw:layer="layout" svg:width="2.012cm" svg:height="0.707cm" svg:x="21.233cm" svg:y="8.708cm" svg:viewBox="0 0 2013 708" draw:points="0,708 2013,708 2013,0 0,0">
          <text:p/>
        </draw:polygon>
        <draw:polygon draw:style-name="gr5" draw:text-style-name="P4" draw:layer="layout" svg:width="2.012cm" svg:height="5.319cm" svg:x="23.469cm" svg:y="9.441cm" svg:viewBox="0 0 2013 5320" draw:points="0,5320 2013,5320 2013,0 0,0">
          <text:p/>
        </draw:polygon>
        <draw:polygon draw:style-name="gr6" draw:text-style-name="P5" draw:layer="layout" svg:width="2.012cm" svg:height="0.732cm" svg:x="23.469cm" svg:y="8.708cm" svg:viewBox="0 0 2013 733" draw:points="0,733 2013,733 2013,0 0,0">
          <text:p/>
        </draw:polygon>
        <draw:polygon draw:style-name="gr5" draw:text-style-name="P4" draw:layer="layout" svg:width="2.012cm" svg:height="4.944cm" svg:x="25.704cm" svg:y="9.816cm" svg:viewBox="0 0 2013 4945" draw:points="0,4945 2013,4945 2013,0 0,0">
          <text:p/>
        </draw:polygon>
        <draw:polygon draw:style-name="gr6" draw:text-style-name="P5" draw:layer="layout" svg:width="2.012cm" svg:height="1.108cm" svg:x="25.704cm" svg:y="8.708cm" svg:viewBox="0 0 2013 1109" draw:points="0,1109 2013,1109 2013,0 0,0">
          <text:p/>
        </draw:polygon>
        <draw:polygon draw:style-name="gr5" draw:text-style-name="P4" draw:layer="layout" svg:width="2.012cm" svg:height="4.908cm" svg:x="27.939cm" svg:y="9.852cm" svg:viewBox="0 0 2013 4909" draw:points="0,4909 2013,4909 2013,0 0,0">
          <text:p/>
        </draw:polygon>
        <draw:polygon draw:style-name="gr6" draw:text-style-name="P5" draw:layer="layout" svg:width="2.012cm" svg:height="1.144cm" svg:x="27.939cm" svg:y="8.708cm" svg:viewBox="0 0 2013 1145" draw:points="0,1145 2013,1145 2013,0 0,0">
          <text:p/>
        </draw:polygon>
        <draw:polygon draw:style-name="gr7" draw:text-style-name="P6" draw:layer="layout" svg:width="9.388cm" svg:height="0.681cm" svg:x="1.735cm" svg:y="7.724cm" svg:viewBox="0 0 9389 682" draw:points="0,682 9389,682 9389,0 0,0">
          <text:p/>
        </draw:polygon>
        <draw:polygon draw:style-name="gr7" draw:text-style-name="P6" draw:layer="layout" svg:width="9.388cm" svg:height="0.681cm" svg:x="11.317cm" svg:y="7.724cm" svg:viewBox="0 0 9389 682" draw:points="0,682 9389,682 9389,0 0,0">
          <text:p/>
        </draw:polygon>
        <draw:frame draw:style-name="gr8" draw:text-style-name="P8" draw:layer="layout" svg:width="0.692cm" svg:height="0.56cm" svg:x="6.084cm" svg:y="7.759cm">
          <draw:text-box>
            <text:p text:style-name="P7"><text:span text:style-name="T1">K20</text:span></text:p>
          </draw:text-box>
        </draw:frame>
        <draw:polygon draw:style-name="gr7" draw:text-style-name="P6" draw:layer="layout" svg:width="9.388cm" svg:height="0.681cm" svg:x="20.898cm" svg:y="7.724cm" svg:viewBox="0 0 9389 682" draw:points="0,682 9389,682 9389,0 0,0">
          <text:p/>
        </draw:polygon>
        <draw:frame draw:style-name="gr8" draw:text-style-name="P8" draw:layer="layout" svg:width="1.124cm" svg:height="0.56cm" svg:x="15.45cm" svg:y="7.759cm">
          <draw:text-box>
            <text:p text:style-name="P7"><text:span text:style-name="T1">TitanX</text:span></text:p>
          </draw:text-box>
        </draw:frame>
        <draw:polygon draw:style-name="gr7" draw:text-style-name="P6" draw:layer="layout" svg:width="9.388cm" svg:height="0.682cm" svg:x="1.735cm" svg:y="0.192cm" svg:viewBox="0 0 9389 683" draw:points="0,683 9389,683 9389,0 0,0">
          <text:p/>
        </draw:polygon>
        <draw:frame draw:style-name="gr8" draw:text-style-name="P8" draw:layer="layout" svg:width="1.124cm" svg:height="0.56cm" svg:x="25.032cm" svg:y="7.759cm">
          <draw:text-box>
            <text:p text:style-name="P7"><text:span text:style-name="T1">TitanV</text:span></text:p>
          </draw:text-box>
        </draw:frame>
        <draw:polygon draw:style-name="gr7" draw:text-style-name="P6" draw:layer="layout" svg:width="9.388cm" svg:height="0.682cm" svg:x="11.317cm" svg:y="0.192cm" svg:viewBox="0 0 9389 683" draw:points="0,683 9389,683 9389,0 0,0">
          <text:p/>
        </draw:polygon>
        <draw:frame draw:style-name="gr8" draw:text-style-name="P8" draw:layer="layout" svg:width="1.467cm" svg:height="0.56cm" svg:x="5.696cm" svg:y="0.228cm">
          <draw:text-box>
            <text:p text:style-name="P7"><text:span text:style-name="T1">XeonPhi</text:span></text:p>
          </draw:text-box>
        </draw:frame>
        <draw:polygon draw:style-name="gr7" draw:text-style-name="P6" draw:layer="layout" svg:width="9.388cm" svg:height="0.682cm" svg:x="20.898cm" svg:y="0.192cm" svg:viewBox="0 0 9389 683" draw:points="0,683 9389,683 9389,0 0,0">
          <text:p/>
        </draw:polygon>
        <draw:frame draw:style-name="gr8" draw:text-style-name="P8" draw:layer="layout" svg:width="1.89cm" svg:height="0.56cm" svg:x="15.068cm" svg:y="0.228cm">
          <draw:text-box>
            <text:p text:style-name="P7"><text:span text:style-name="T1">CPU+GPU</text:span></text:p>
          </draw:text-box>
        </draw:frame>
        <draw:line draw:style-name="gr9" draw:text-style-name="P3" draw:layer="layout" svg:x1="3.076cm" svg:y1="15.159cm" svg:x2="3.076cm" svg:y2="15.063cm">
          <text:p/>
        </draw:line>
        <draw:line draw:style-name="gr9" draw:text-style-name="P3" draw:layer="layout" svg:x1="5.311cm" svg:y1="15.159cm" svg:x2="5.311cm" svg:y2="15.063cm">
          <text:p/>
        </draw:line>
        <draw:line draw:style-name="gr9" draw:text-style-name="P3" draw:layer="layout" svg:x1="7.547cm" svg:y1="15.159cm" svg:x2="7.547cm" svg:y2="15.063cm">
          <text:p/>
        </draw:line>
        <draw:line draw:style-name="gr9" draw:text-style-name="P3" draw:layer="layout" svg:x1="9.782cm" svg:y1="15.159cm" svg:x2="9.782cm" svg:y2="15.063cm">
          <text:p/>
        </draw:line>
        <draw:frame draw:style-name="gr8" draw:text-style-name="P8" draw:layer="layout" svg:width="1.06cm" svg:height="0.56cm" svg:x="25.064cm" svg:y="0.228cm">
          <draw:text-box>
            <text:p text:style-name="P7"><text:span text:style-name="T1">FPGA</text:span></text:p>
          </draw:text-box>
        </draw:frame>
        <draw:frame draw:style-name="gr10" draw:text-style-name="P9" draw:layer="layout" svg:width="0.967cm" svg:height="0.657cm" svg:x="2.627cm" svg:y="15.04cm">
          <draw:text-box>
            <text:p text:style-name="P7"><text:span text:style-name="T2">SDC</text:span></text:p>
          </draw:text-box>
        </draw:frame>
        <draw:frame draw:style-name="gr10" draw:text-style-name="P9" draw:layer="layout" svg:width="0.967cm" svg:height="0.657cm" svg:x="4.812cm" svg:y="15.04cm">
          <draw:text-box>
            <text:p text:style-name="P7"><text:span text:style-name="T2">DUE</text:span></text:p>
          </draw:text-box>
        </draw:frame>
        <draw:frame draw:style-name="gr10" draw:text-style-name="P9" draw:layer="layout" svg:width="0.967cm" svg:height="0.657cm" svg:x="7.136cm" svg:y="15.04cm">
          <draw:text-box>
            <text:p text:style-name="P7"><text:span text:style-name="T2">SDC</text:span></text:p>
          </draw:text-box>
        </draw:frame>
        <draw:line draw:style-name="gr9" draw:text-style-name="P3" draw:layer="layout" svg:x1="12.658cm" svg:y1="15.159cm" svg:x2="12.658cm" svg:y2="15.063cm">
          <text:p/>
        </draw:line>
        <draw:line draw:style-name="gr9" draw:text-style-name="P3" draw:layer="layout" svg:x1="14.893cm" svg:y1="15.159cm" svg:x2="14.893cm" svg:y2="15.063cm">
          <text:p/>
        </draw:line>
        <draw:line draw:style-name="gr9" draw:text-style-name="P3" draw:layer="layout" svg:x1="17.128cm" svg:y1="15.159cm" svg:x2="17.128cm" svg:y2="15.063cm">
          <text:p/>
        </draw:line>
        <draw:line draw:style-name="gr9" draw:text-style-name="P3" draw:layer="layout" svg:x1="19.363cm" svg:y1="15.159cm" svg:x2="19.363cm" svg:y2="15.063cm">
          <text:p/>
        </draw:line>
        <draw:frame draw:style-name="gr10" draw:text-style-name="P9" draw:layer="layout" svg:width="0.967cm" svg:height="0.657cm" svg:x="9.321cm" svg:y="15.04cm">
          <draw:text-box>
            <text:p text:style-name="P7"><text:span text:style-name="T2">DUE</text:span></text:p>
          </draw:text-box>
        </draw:frame>
        <draw:frame draw:style-name="gr10" draw:text-style-name="P9" draw:layer="layout" svg:width="0.967cm" svg:height="0.657cm" svg:x="12.209cm" svg:y="15.04cm">
          <draw:text-box>
            <text:p text:style-name="P7"><text:span text:style-name="T2">SDC</text:span></text:p>
          </draw:text-box>
        </draw:frame>
        <draw:frame draw:style-name="gr10" draw:text-style-name="P9" draw:layer="layout" svg:width="0.967cm" svg:height="0.657cm" svg:x="14.394cm" svg:y="15.04cm">
          <draw:text-box>
            <text:p text:style-name="P7"><text:span text:style-name="T2">DUE</text:span></text:p>
          </draw:text-box>
        </draw:frame>
        <draw:frame draw:style-name="gr10" draw:text-style-name="P9" draw:layer="layout" svg:width="0.967cm" svg:height="0.657cm" svg:x="16.717cm" svg:y="15.04cm">
          <draw:text-box>
            <text:p text:style-name="P7"><text:span text:style-name="T2">SDC</text:span></text:p>
          </draw:text-box>
        </draw:frame>
        <draw:line draw:style-name="gr9" draw:text-style-name="P3" draw:layer="layout" svg:x1="22.239cm" svg:y1="15.159cm" svg:x2="22.239cm" svg:y2="15.063cm">
          <text:p/>
        </draw:line>
        <draw:line draw:style-name="gr9" draw:text-style-name="P3" draw:layer="layout" svg:x1="24.475cm" svg:y1="15.159cm" svg:x2="24.475cm" svg:y2="15.063cm">
          <text:p/>
        </draw:line>
        <draw:line draw:style-name="gr9" draw:text-style-name="P3" draw:layer="layout" svg:x1="26.71cm" svg:y1="15.159cm" svg:x2="26.71cm" svg:y2="15.063cm">
          <text:p/>
        </draw:line>
        <draw:line draw:style-name="gr9" draw:text-style-name="P3" draw:layer="layout" svg:x1="28.945cm" svg:y1="15.159cm" svg:x2="28.945cm" svg:y2="15.063cm">
          <text:p/>
        </draw:line>
        <draw:frame draw:style-name="gr10" draw:text-style-name="P9" draw:layer="layout" svg:width="0.967cm" svg:height="0.657cm" svg:x="18.903cm" svg:y="15.04cm">
          <draw:text-box>
            <text:p text:style-name="P7"><text:span text:style-name="T2">DUE</text:span></text:p>
          </draw:text-box>
        </draw:frame>
        <draw:frame draw:style-name="gr10" draw:text-style-name="P9" draw:layer="layout" svg:width="0.967cm" svg:height="0.657cm" svg:x="21.79cm" svg:y="15.04cm">
          <draw:text-box>
            <text:p text:style-name="P7"><text:span text:style-name="T2">SDC</text:span></text:p>
          </draw:text-box>
        </draw:frame>
        <draw:frame draw:style-name="gr10" draw:text-style-name="P9" draw:layer="layout" svg:width="0.967cm" svg:height="0.657cm" svg:x="23.975cm" svg:y="15.04cm">
          <draw:text-box>
            <text:p text:style-name="P7"><text:span text:style-name="T2">DUE</text:span></text:p>
          </draw:text-box>
        </draw:frame>
        <draw:frame draw:style-name="gr10" draw:text-style-name="P9" draw:layer="layout" svg:width="0.967cm" svg:height="0.657cm" svg:x="26.299cm" svg:y="15.04cm">
          <draw:text-box>
            <text:p text:style-name="P7"><text:span text:style-name="T2">SDC</text:span></text:p>
          </draw:text-box>
        </draw:frame>
        <draw:frame draw:style-name="gr10" draw:text-style-name="P9" draw:layer="layout" svg:width="0.967cm" svg:height="0.657cm" svg:x="28.484cm" svg:y="15.04cm">
          <draw:text-box>
            <text:p text:style-name="P7"><text:span text:style-name="T2">DUE</text:span></text:p>
          </draw:text-box>
        </draw:frame>
        <draw:frame draw:style-name="gr11" draw:text-style-name="P10" draw:layer="layout" svg:width="0.493cm" svg:height="0.708cm" svg:x="1.287cm" svg:y="6.839cm">
          <draw:text-box>
            <text:p text:style-name="P7"><text:span text:style-name="T3">0</text:span></text:p>
          </draw:text-box>
        </draw:frame>
        <draw:frame draw:style-name="gr11" draw:text-style-name="P10" draw:layer="layout" svg:width="0.552cm" svg:height="0.708cm" svg:x="1.012cm" svg:y="5.326cm">
          <draw:text-box>
            <text:p text:style-name="P7"><text:span text:style-name="T3">25</text:span></text:p>
          </draw:text-box>
        </draw:frame>
        <draw:frame draw:style-name="gr11" draw:text-style-name="P10" draw:layer="layout" svg:width="0.552cm" svg:height="0.708cm" svg:x="1.012cm" svg:y="3.813cm">
          <draw:text-box>
            <text:p text:style-name="P7"><text:span text:style-name="T3">50</text:span></text:p>
          </draw:text-box>
        </draw:frame>
        <draw:frame draw:style-name="gr11" draw:text-style-name="P10" draw:layer="layout" svg:width="0.552cm" svg:height="0.708cm" svg:x="1.012cm" svg:y="2.3cm">
          <draw:text-box>
            <text:p text:style-name="P7"><text:span text:style-name="T3">75</text:span></text:p>
          </draw:text-box>
        </draw:frame>
        <draw:line draw:style-name="gr9" draw:text-style-name="P3" draw:layer="layout" svg:x1="1.638cm" svg:y1="7.229cm" svg:x2="1.735cm" svg:y2="7.229cm">
          <text:p/>
        </draw:line>
        <draw:line draw:style-name="gr9" draw:text-style-name="P3" draw:layer="layout" svg:x1="1.638cm" svg:y1="5.716cm" svg:x2="1.735cm" svg:y2="5.716cm">
          <text:p/>
        </draw:line>
        <draw:line draw:style-name="gr9" draw:text-style-name="P3" draw:layer="layout" svg:x1="1.638cm" svg:y1="4.202cm" svg:x2="1.735cm" svg:y2="4.202cm">
          <text:p/>
        </draw:line>
        <draw:line draw:style-name="gr9" draw:text-style-name="P3" draw:layer="layout" svg:x1="1.638cm" svg:y1="2.689cm" svg:x2="1.735cm" svg:y2="2.689cm">
          <text:p/>
        </draw:line>
        <draw:line draw:style-name="gr9" draw:text-style-name="P3" draw:layer="layout" svg:x1="1.638cm" svg:y1="1.176cm" svg:x2="1.735cm" svg:y2="1.176cm">
          <text:p/>
        </draw:line>
        <draw:frame draw:style-name="gr11" draw:text-style-name="P10" draw:layer="layout" svg:width="0.828cm" svg:height="0.708cm" svg:x="0.738cm" svg:y="0.787cm">
          <draw:text-box>
            <text:p text:style-name="P7"><text:span text:style-name="T3">100</text:span></text:p>
          </draw:text-box>
        </draw:frame>
        <draw:frame draw:style-name="gr11" draw:text-style-name="P10" draw:layer="layout" svg:width="0.493cm" svg:height="0.708cm" svg:x="1.287cm" svg:y="14.371cm">
          <draw:text-box>
            <text:p text:style-name="P7"><text:span text:style-name="T3">0</text:span></text:p>
          </draw:text-box>
        </draw:frame>
        <draw:frame draw:style-name="gr11" draw:text-style-name="P10" draw:layer="layout" svg:width="0.552cm" svg:height="0.708cm" svg:x="1.012cm" svg:y="12.858cm">
          <draw:text-box>
            <text:p text:style-name="P7"><text:span text:style-name="T3">25</text:span></text:p>
          </draw:text-box>
        </draw:frame>
        <draw:frame draw:style-name="gr11" draw:text-style-name="P10" draw:layer="layout" svg:width="0.552cm" svg:height="0.708cm" svg:x="1.012cm" svg:y="11.345cm">
          <draw:text-box>
            <text:p text:style-name="P7"><text:span text:style-name="T3">50</text:span></text:p>
          </draw:text-box>
        </draw:frame>
        <draw:frame draw:style-name="gr11" draw:text-style-name="P10" draw:layer="layout" svg:width="0.552cm" svg:height="0.708cm" svg:x="1.012cm" svg:y="9.832cm">
          <draw:text-box>
            <text:p text:style-name="P7"><text:span text:style-name="T3">75</text:span></text:p>
          </draw:text-box>
        </draw:frame>
        <draw:line draw:style-name="gr9" draw:text-style-name="P3" draw:layer="layout" svg:x1="1.638cm" svg:y1="14.76cm" svg:x2="1.735cm" svg:y2="14.76cm">
          <text:p/>
        </draw:line>
        <draw:line draw:style-name="gr9" draw:text-style-name="P3" draw:layer="layout" svg:x1="1.638cm" svg:y1="13.247cm" svg:x2="1.735cm" svg:y2="13.247cm">
          <text:p/>
        </draw:line>
        <draw:line draw:style-name="gr9" draw:text-style-name="P3" draw:layer="layout" svg:x1="1.638cm" svg:y1="11.734cm" svg:x2="1.735cm" svg:y2="11.734cm">
          <text:p/>
        </draw:line>
        <draw:line draw:style-name="gr9" draw:text-style-name="P3" draw:layer="layout" svg:x1="1.638cm" svg:y1="10.221cm" svg:x2="1.735cm" svg:y2="10.221cm">
          <text:p/>
        </draw:line>
        <draw:line draw:style-name="gr9" draw:text-style-name="P3" draw:layer="layout" svg:x1="1.638cm" svg:y1="8.708cm" svg:x2="1.735cm" svg:y2="8.708cm">
          <text:p/>
        </draw:line>
        <draw:frame draw:style-name="gr11" draw:text-style-name="P10" draw:layer="layout" svg:width="0.828cm" svg:height="0.708cm" svg:x="0.738cm" svg:y="8.319cm">
          <draw:text-box>
            <text:p text:style-name="P7"><text:span text:style-name="T3">100</text:span></text:p>
          </draw:text-box>
        </draw:frame>
        <draw:frame draw:style-name="gr11" draw:text-style-name="P10" draw:layer="layout" svg:width="1.877cm" svg:height="0.708cm" svg:x="15.078cm" svg:y="16.144cm">
          <draw:text-box>
            <text:p text:style-name="P7"><text:span text:style-name="T4">Location</text:span></text:p>
          </draw:text-box>
        </draw:frame>
        <draw:polygon draw:style-name="gr12" draw:text-style-name="P1" draw:layer="layout" svg:width="5.173cm" svg:height="0.996cm" svg:x="13.424cm" svg:y="16.79cm" svg:viewBox="0 0 5174 997" draw:points="0,997 5174,997 5174,0 0,0">
          <text:p/>
        </draw:polygon>
        <draw:polygon draw:style-name="gr13" draw:text-style-name="P11" draw:layer="layout" svg:width="0.61cm" svg:height="0.61cm" svg:x="13.517cm" svg:y="16.983cm" svg:viewBox="0 0 611 611" draw:points="0,611 611,611 611,0 0,0">
          <text:p/>
        </draw:polygon>
        <draw:polygon draw:style-name="gr6" draw:text-style-name="P5" draw:layer="layout" svg:width="0.56cm" svg:height="0.56cm" svg:x="13.542cm" svg:y="17.008cm" svg:viewBox="0 0 561 561" draw:points="0,561 561,561 561,0 0,0">
          <text:p/>
        </draw:polygon>
        <draw:polygon draw:style-name="gr13" draw:text-style-name="P11" draw:layer="layout" svg:width="0.61cm" svg:height="0.61cm" svg:x="15.659cm" svg:y="16.983cm" svg:viewBox="0 0 611 611" draw:points="0,611 611,611 611,0 0,0">
          <text:p/>
        </draw:polygon>
        <draw:polygon draw:style-name="gr5" draw:text-style-name="P4" draw:layer="layout" svg:width="0.56cm" svg:height="0.56cm" svg:x="15.784cm" svg:y="17.008cm" svg:viewBox="0 0 561 561" draw:points="0,561 561,561 561,0 0,0">
          <text:p/>
        </draw:polygon>
        <draw:frame draw:style-name="gr11" draw:text-style-name="P10" draw:layer="layout" svg:width="7.584cm" svg:height="0.708cm" draw:transform="rotate (1.5707963267949) translate (-0.019cm 11.723cm)">
          <draw:text-box>
            <text:p text:style-name="P7"><text:span text:style-name="T4">Average FIT Rate Contribution [%]</text:span></text:p>
          </draw:text-box>
        </draw:frame>
        <draw:frame draw:style-name="gr8" draw:text-style-name="P8" draw:layer="layout" svg:width="1.429cm" svg:height="0.56cm" svg:x="14.127cm" svg:y="16.982cm">
          <draw:text-box>
            <text:p text:style-name="P7"><text:span text:style-name="T5">Thermal</text:span></text:p>
          </draw:text-box>
        </draw:frame>
        <draw:frame draw:style-name="gr8" draw:text-style-name="P8" draw:layer="layout" svg:width="2.14cm" svg:height="0.56cm" svg:x="16.369cm" svg:y="16.982cm">
          <draw:text-box>
            <text:p text:style-name="P7"><text:span text:style-name="T5">High Energy</text:span></text:p>
          </draw:text-box>
        </draw:frame>
        <draw:frame draw:style-name="gr10" draw:text-style-name="P9" draw:layer="layout" svg:width="0.967cm" svg:height="0.657cm" svg:x="3.627cm" svg:y="15.641cm">
          <draw:text-box>
            <text:p text:style-name="P7"><text:span text:style-name="T2">NYC</text:span></text:p>
          </draw:text-box>
        </draw:frame>
        <draw:frame draw:style-name="gr10" draw:text-style-name="P9" draw:layer="layout" svg:width="1.805cm" svg:height="0.657cm" svg:x="7.828cm" svg:y="15.642cm">
          <draw:text-box>
            <text:p text:style-name="P7"><text:span text:style-name="T2">Leadville</text:span></text:p>
          </draw:text-box>
        </draw:frame>
        <draw:frame draw:style-name="gr10" draw:text-style-name="P9" draw:layer="layout" svg:width="0.967cm" svg:height="0.657cm" svg:x="13.234cm" svg:y="15.641cm">
          <draw:text-box>
            <text:p text:style-name="P7"><text:span text:style-name="T2">NYC</text:span></text:p>
          </draw:text-box>
        </draw:frame>
        <draw:frame draw:style-name="gr10" draw:text-style-name="P9" draw:layer="layout" svg:width="1.805cm" svg:height="0.657cm" svg:x="17.435cm" svg:y="15.642cm">
          <draw:text-box>
            <text:p text:style-name="P7"><text:span text:style-name="T2">Leadville</text:span></text:p>
          </draw:text-box>
        </draw:frame>
        <draw:frame draw:style-name="gr10" draw:text-style-name="P9" draw:layer="layout" svg:width="0.967cm" svg:height="0.657cm" svg:x="22.841cm" svg:y="15.641cm">
          <draw:text-box>
            <text:p text:style-name="P7"><text:span text:style-name="T2">NYC</text:span></text:p>
          </draw:text-box>
        </draw:frame>
        <draw:frame draw:style-name="gr10" draw:text-style-name="P9" draw:layer="layout" svg:width="1.805cm" svg:height="0.657cm" svg:x="27.042cm" svg:y="15.642cm">
          <draw:text-box>
            <text:p text:style-name="P7"><text:span text:style-name="T2">Leadville</text:span></text:p>
          </draw:text-box>
        </draw:frame>
        <draw:frame draw:style-name="gr10" draw:text-style-name="P9" draw:layer="layout" svg:width="0.637cm" svg:height="0.657cm" svg:x="24.178cm" svg:y="6.582cm">
          <draw:text-box>
            <text:p text:style-name="P7"><text:span text:style-name="T2">NA</text:span></text:p>
          </draw:text-box>
        </draw:frame>
        <draw:frame draw:style-name="gr10" draw:text-style-name="P9" draw:layer="layout" svg:width="0.637cm" svg:height="0.657cm" svg:x="28.604cm" svg:y="6.583cm">
          <draw:text-box>
            <text:p text:style-name="P7"><text:span text:style-name="T2">N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30.4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0T14:42:43.768071222</dc:date>
    <meta:editing-duration>PT3M40S</meta:editing-duration>
    <meta:editing-cycles>2</meta:editing-cycles>
    <meta:generator>LibreOffice/6.1.5.2$Linux_X86_64 LibreOffice_project/10$Build-2</meta:generator>
    <meta:document-statistic meta:object-count="202"/>
  </office:meta>
</office:document-meta>
</file>